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65.42mm" fo:margin-left="-1.91mm" table:align="left" style:writing-mode="lr-tb"/>
    </style:style>
    <style:style style:name="Table1.A" style:family="table-column">
      <style:table-column-properties style:column-width="95.55mm"/>
    </style:style>
    <style:style style:name="Table1.B" style:family="table-column">
      <style:table-column-properties style:column-width="32.1mm"/>
    </style:style>
    <style:style style:name="Table1.C" style:family="table-column">
      <style:table-column-properties style:column-width="37.76mm"/>
    </style:style>
    <style:style style:name="Table1.1" style:family="table-row">
      <style:table-row-properties style:min-row-height="32.65mm" fo:keep-together="auto"/>
    </style:style>
    <style:style style:name="Table1.A1" style:family="table-cell">
      <style:table-cell-properties fo:padding-left="1.91mm" fo:padding-right="1.91mm" fo:padding-top="0mm" fo:padding-bottom="0mm" fo:border="none"/>
    </style:style>
    <style:style style:name="Table1.B1" style:family="table-cell">
      <style:table-cell-properties fo:background-color="#ffffff" fo:padding-left="1.91mm" fo:padding-right="1.91mm" fo:padding-top="0mm" fo:padding-bottom="0mm" fo:border-left="none" fo:border-right="0.5pt solid #00000a" fo:border-top="none" fo:border-bottom="none">
        <style:background-image/>
      </style:table-cell-properties>
    </style:style>
    <style:style style:name="Table1.C1" style:family="table-cell">
      <style:table-cell-properties fo:background-color="#ffffff" fo:padding-left="1.91mm" fo:padding-right="1.91mm" fo:padding-top="0mm" fo:padding-bottom="0mm" fo:border-left="0.5pt solid #00000a" fo:border-right="none" fo:border-top="none" fo:border-bottom="0.5pt solid #00000a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150%"/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 style:parent-style-name="List_20_Paragraph" style:list-style-name="WWNum2"/>
    <style:style style:name="T1" style:family="text">
      <style:text-properties fo:font-size="48pt" style:font-size-asian="48pt" style:font-size-complex="48pt"/>
    </style:style>
    <style:style style:name="gr1" style:family="graphic">
      <style:graphic-properties draw:stroke="dash" draw:stroke-dash="Dash_20_2" svg:stroke-width="0.64mm" svg:stroke-color="#000000" draw:stroke-linejoin="round" draw:fill="solid" draw:fill-color="#ffffff" fo:min-height="0.02mm" fo:min-width="0.02mm" fo:padding-top="0.32mm" fo:padding-bottom="0.32mm" fo:padding-left="0.32mm" fo:padding-right="0.3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custom-shape text:anchor-type="paragraph" draw:z-index="0" draw:name="Straight Connector 2" draw:style-name="gr1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THE COMPANIES ACT </text:p>
            <text:p text:style-name="P1">(CHAPTER 5<text:bookmark text:name="_GoBack"/>O)</text:p>
            <text:p text:style-name="P1">THE COMPANIES REGULATIONS </text:p>
            <text:p text:style-name="P1">REGULATION 69(3)</text:p>
            <text:p text:style-name="P1">MEMORANDUM OF PROCEEDINGS AT ADJOURNED </text:p>
            <text:p text:style-name="P1">FIRST MEETING OF CREDITORS IN </text:p>
            <text:p text:style-name="P1">RELATION TO JUDICIAL MANAGEMENT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1">FORM</text:p>
            <text:p text:style-name="P1"><text:span text:style-name="T1">63Q</text:span></text:p>
          </table:table-cell>
        </table:table-row>
      </table:table>
      <text:p text:style-name="Standard"><text:s text:c="2"/><text:tab/><text:tab/><text:tab/><text:tab/><text:tab/><text:tab/><text:tab/><text:tab/><text:tab/><text:tab/><text:tab/>Folio No</text:p>
      <text:p text:style-name="Standard"/>
      <text:p text:style-name="P2"/>
      <text:p text:style-name="P2">Name of Company:</text:p>
      <text:p text:style-name="P2"><text:tab/><text:tab/><text:tab/><text:tab/>Under Judicial Management</text:p>
      <text:p text:style-name="P2">Company No:</text:p>
      <text:list xml:id="list1753093696" text:style-name="WWNum2">
        <text:list-item>
          <text:p text:style-name="P4">Date and time of meeting</text:p>
        </text:list-item>
        <text:list-item>
          <text:p text:style-name="P4">Place of meting:</text:p>
        </text:list-item>
        <text:list-item>
          <text:p text:style-name="P4">Name of the chairman of meeting:</text:p>
        </text:list-item>
        <text:list-item>
          <text:p text:style-name="P4">Nernorandurn — The adjourned meeting of creditors in the abovementioned matter was held at the time and place abovementioned but it appearing that there was not a qualm of creditors qualified to vote present or represented, no resolution was passed, and the meeting was not further adjourned.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<text:tab/><text:tab/><text:tab/><text:tab/><text:tab/><text:tab/><text:tab/> <text:s text:c="10"/>Signature of Chairma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64mm" draw:distance="0.64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List_20_Paragraph" style:display-name="List Paragraph" style:family="paragraph" style:parent-style-name="Standard" style:default-outline-level="">
      <style:paragraph-properties fo:margin="100%" fo:margin-left="12.7mm" fo:margin-right="0mm" fo:text-indent="0m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000000" style:text-line-through-style="none" style:text-position="0% 100%" fo:font-size="9pt" fo:letter-spacing="0.25mm" fo:language="en" fo:country="US" fo:font-weight="bold" style:font-size-asian="9pt" style:font-weight-asian="bold" style:text-scale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text:style-name="ListLabel_20_1" style:num-prefix="(" style:num-suffix=")" style:num-format="1">
        <style:list-level-properties text:list-level-position-and-space-mode="label-alignment">
          <style:list-level-label-alignment text:label-followed-by="listtab" text:list-tab-stop-position="5.08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176.76mm" fo:page-height="250mm" style:num-format="1" style:print-orientation="portrait" fo:margin-top="2.47mm" fo:margin-bottom="30.04mm" fo:margin-left="9.98mm" fo:margin-right="6.9mm" style:writing-mode="lr-tb" style:layout-grid-color="#c0c0c0" style:layout-grid-lines="21749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se</meta:initial-creator>
    <dc:creator>Rose</dc:creator>
    <meta:editing-cycles>4</meta:editing-cycles>
    <meta:creation-date>2015-12-21T07:13:00</meta:creation-date>
    <dc:date>2015-12-21T08:07:00</dc:date>
    <meta:editing-duration>PT4S</meta:editing-duration>
    <meta:generator>LibreOffice/3.5$Linux_X86_64 LibreOffice_project/350m1$Build-2</meta:generator>
    <meta:document-statistic meta:table-count="1" meta:image-count="0" meta:object-count="0" meta:page-count="1" meta:paragraph-count="18" meta:word-count="104" meta:character-count="668" meta:non-whitespace-character-count="54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